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fo:break-before="page"/>
      <style:text-properties fo:font-size="8pt" style:font-size-asian="8pt" style:font-size-complex="8pt"/>
    </style:style>
    <style:style style:name="P16" style:family="paragraph" style:parent-style-name="Heading_20_3">
      <style:text-properties style:font-name="Bitstream Vera Sans1"/>
    </style:style>
    <style:style style:name="P17" style:family="paragraph" style:parent-style-name="Heading_20_1">
      <style:text-properties style:font-name="Bitstream Vera Sans1"/>
    </style:style>
    <style:style style:name="P18" style:family="paragraph" style:parent-style-name="Heading_20_2">
      <style:text-properties style:font-name="Bitstream Vera Sans1"/>
    </style:style>
    <style:style style:name="P19" style:family="paragraph" style:parent-style-name="Req-Name">
      <style:text-properties style:font-name="Bitstream Vera Sans1"/>
    </style:style>
    <style:style style:name="P20" style:family="paragraph" style:parent-style-name="Bibliography_20_1">
      <style:paragraph-properties>
        <style:tab-stops/>
      </style:paragraph-properties>
    </style:style>
    <style:style style:name="P21" style:family="paragraph" style:parent-style-name="Req-Text">
      <style:text-properties style:font-name="Bitstream Vera Sans1" style:font-name-asian="Bitstream Vera Sans1" style:font-name-complex="Bitstream Vera Sans1"/>
    </style:style>
    <style:style style:name="P22" style:family="paragraph" style:parent-style-name="Text_20_body">
      <style:paragraph-properties fo:margin-left="12.51mm" fo:margin-right="0mm" fo:text-indent="0mm" style:auto-text-indent="false"/>
    </style:style>
    <style:style style:name="P23" style:family="paragraph" style:parent-style-name="Text_20_body">
      <style:paragraph-properties fo:margin-left="12.51mm" fo:margin-right="0mm" fo:text-indent="0mm" style:auto-text-indent="false"/>
      <style:text-properties style:font-name="Courier"/>
    </style:style>
    <style:style style:name="P24" style:family="paragraph" style:parent-style-name="Text_20_body" style:list-style-name="L1">
      <style:paragraph-properties fo:text-align="justify" style:justify-single-word="false"/>
      <style:text-properties fo:font-size="8pt" style:font-size-asian="8pt" style:font-size-complex="8pt"/>
    </style:style>
    <style:style style:name="P25" style:family="paragraph" style:parent-style-name="Text_20_body" style:list-style-name="L2">
      <style:text-properties style:font-name="Bitstream Vera Sans1"/>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31" style:family="paragraph" style:parent-style-name="Contents_20_1">
      <style:paragraph-properties>
        <style:tab-stops>
          <style:tab-stop style:position="169.99mm" style:type="right" style:leader-style="dotted" style:leader-text="."/>
        </style:tab-stops>
      </style:paragraph-properties>
    </style:style>
    <style:style style:name="P32" style:family="paragraph" style:parent-style-name="Contents_20_2">
      <style:paragraph-properties>
        <style:tab-stops>
          <style:tab-stop style:position="164.99m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Contents_20_3">
      <style:paragraph-properties>
        <style:tab-stops>
          <style:tab-stop style:position="160mm" style:type="right" style:leader-style="dotted" style:leader-text="."/>
        </style:tab-stops>
      </style:paragraph-properties>
    </style:style>
    <style:style style:name="P35" style:family="paragraph" style:parent-style-name="User_20_Index_20_Heading">
      <style:paragraph-properties fo:break-before="page"/>
    </style:style>
    <style:style style:name="P36" style:family="paragraph" style:parent-style-name="Contents_20_4">
      <style:paragraph-properties>
        <style:tab-stops>
          <style:tab-stop style:position="155.01mm" style:type="right" style:leader-style="dotted" style:leader-text="."/>
        </style:tab-stops>
      </style:paragraph-properties>
    </style:style>
    <style:style style:name="P37" style:family="paragraph" style:parent-style-name="User_20_Index_20_1">
      <style:paragraph-properties>
        <style:tab-stops>
          <style:tab-stop style:position="169.99m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Standard" style:list-style-name="L2"/>
    <style:style style:name="P40" style:family="paragraph" style:parent-style-name="Contents_20_5">
      <style:paragraph-properties>
        <style:tab-stops>
          <style:tab-stop style:position="150.02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urier New"/>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4</text:p>
      <text:p text:style-name="P4"/>
      <text:p text:style-name="P4">Status: Alpha and unfinished</text:p>
      <text:p text:style-name="P4"/>
      <text:p text:style-name="P4"><text:date style:data-style-name="N76" text:date-value="2008-03-25T16:49:28" text:fixed="true">25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7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30">Redistributions must retain the above copyright notice, this list of conditions and the following disclaimer. </text:p>
        </text:list-item>
        <text:list-item>
          <text:p text:style-name="P24">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1">1 Note About Status<text:tab/>5</text:p>
          <text:p text:style-name="P31">2 Features<text:tab/>5</text:p>
          <text:p text:style-name="P31">3 Name<text:tab/>5</text:p>
          <text:p text:style-name="P31">4 Alternatives<text:tab/>5</text:p>
          <text:p text:style-name="P31">5 Introduction<text:tab/>6</text:p>
          <text:p text:style-name="P31">6 Definitions<text:tab/>6</text:p>
          <text:p text:style-name="P32">6.1 Wording<text:tab/>6</text:p>
          <text:p text:style-name="P32">6.2 Boot type<text:tab/>6</text:p>
          <text:p text:style-name="P32">6.3 Boot variant<text:tab/>6</text:p>
          <text:p text:style-name="P31">7 Requirements<text:tab/>7</text:p>
          <text:p text:style-name="P32">7.1 General<text:tab/>7</text:p>
          <text:p text:style-name="P32">7.2 initramfs<text:tab/>7</text:p>
          <text:p text:style-name="P32">7.3 init <text:tab/>7</text:p>
          <text:p text:style-name="P34">7.3.1 Phases and Stages<text:tab/>8</text:p>
          <text:p text:style-name="P36">7.3.1.1 Stages<text:tab/>9</text:p>
          <text:p text:style-name="P36">7.3.1.2 Phases<text:tab/>10</text:p>
          <text:p text:style-name="P34">7.3.2 Modules<text:tab/>12</text:p>
          <text:p text:style-name="P34">7.3.3 Dependencies<text:tab/>12</text:p>
          <text:p text:style-name="P34">7.3.4 Boot variants / types<text:tab/>12</text:p>
          <text:p text:style-name="P36">7.3.4.1 Generic<text:tab/>12</text:p>
          <text:p text:style-name="P36">7.3.4.2 Local<text:tab/>12</text:p>
          <text:p text:style-name="P36">7.3.4.3 NFS<text:tab/>12</text:p>
          <text:p text:style-name="P36">7.3.4.4 iSCSI<text:tab/>12</text:p>
          <text:p text:style-name="P36">7.3.4.5 Fibre Channel<text:tab/>12</text:p>
          <text:p text:style-name="P36">7.3.4.6 udev <text:tab/>12</text:p>
          <text:p text:style-name="P36">7.3.4.7 multipath<text:tab/>12</text:p>
          <text:p text:style-name="P36">7.3.4.8 LVM<text:tab/>12</text:p>
          <text:p text:style-name="P36">7.3.4.9 network <text:tab/>12</text:p>
          <text:p text:style-name="P40">7.3.4.9.1DHCP<text:tab/>12</text:p>
          <text:p text:style-name="P40">7.3.4.9.2static<text:tab/>12</text:p>
          <text:p text:style-name="P32">7.4 Command Line Parameters<text:tab/>12</text:p>
          <text:p text:style-name="P31">8 Design decisions<text:tab/>13</text:p>
          <text:p text:style-name="P32">8.1 Python<text:tab/>13</text:p>
          <text:p text:style-name="P31">9 Open Points<text:tab/>13</text:p>
          <text:p text:style-name="P31">10 Bibliography<text:tab/>13</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35">Requirements</text:p>
          </text:index-title>
          <text:p text:style-name="P37">Requirement #1: Create bootable initramfs<text:tab/>7</text:p>
          <text:p text:style-name="P37">Requirement #2: General<text:tab/>7</text:p>
          <text:p text:style-name="P37">Requirement #3: init as a shell script<text:tab/>7</text:p>
          <text:p text:style-name="P37">Requirement #4: Efficient<text:tab/>7</text:p>
          <text:p text:style-name="P37">Requirement #5: Phases<text:tab/>8</text:p>
          <text:p text:style-name="P37">Requirement #6: Stages<text:tab/>8</text:p>
          <text:p text:style-name="P37">Requirement #7: Stages are optional<text:tab/>9</text:p>
          <text:p text:style-name="P37">Requirement #8: Stage prepare<text:tab/>9</text:p>
          <text:p text:style-name="P37">Requirement #9: Stage pre_output<text:tab/>9</text:p>
          <text:p text:style-name="P37">Requirement #10: Stage pre_output only for Generic Module<text:tab/>9</text:p>
          <text:p text:style-name="P37">Requirement #11: Stage output<text:tab/>9</text:p>
          <text:p text:style-name="P37">Requirement #12: Stage post_output<text:tab/>9</text:p>
          <text:p text:style-name="P37">Requirement #13: Stage post_output only for Generic Module<text:tab/>9</text:p>
          <text:p text:style-name="P37">Requirement #14: Stage cleanup<text:tab/>9</text:p>
          <text:p text:style-name="P37">Requirement #15: Phase Intro<text:tab/>10</text:p>
          <text:p text:style-name="P37">Requirement #16: Phase FunctionDefinition<text:tab/>10</text:p>
          <text:p text:style-name="P37">Requirement #17: Phase CommandLineParsing<text:tab/>10</text:p>
          <text:p text:style-name="P37">Requirement #18: Phase CommandLineVerbose<text:tab/>10</text:p>
          <text:p text:style-name="P37">Requirement #19: Phase InitialSystemSetup<text:tab/>10</text:p>
          <text:p text:style-name="P37">Requirement #20: Phase CommandLineEvaluation<text:tab/>10</text:p>
          <text:p text:style-name="P37">Requirement #21: Phase HandleInitialModuleSetup<text:tab/>11</text:p>
          <text:p text:style-name="P37">Requirement #22: Phase SetupLowLevelTransport<text:tab/>11</text:p>
          <text:p text:style-name="P37">Requirement #23: Phase SetupHighLevelTransport<text:tab/>11</text:p>
          <text:p text:style-name="P37">Requirement #24: Phase SetupDiskDevices<text:tab/>11</text:p>
          <text:p text:style-name="P37">Requirement #25: Phase MountRoot<text:tab/>11</text:p>
          <text:p text:style-name="P37">Requirement #26: Phase PrepareRootDir<text:tab/>11</text:p>
          <text:p text:style-name="P37">Requirement #27: Phase CheckForInit<text:tab/>11</text:p>
          <text:p text:style-name="P37">Requirement #28: Phase RunInit<text:tab/>11</text:p>
        </text:index-body>
      </text:user-index>
      <text:p text:style-name="P10"/>
      <text:p text:style-name="P15"/>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25">it's extensible: to add functionality, only a small python module is needed.</text:p>
        </text:list-item>
        <text:list-item>
          <text:p text:style-name="P39"><text:span text:style-name="T3">boot with init script generated by </text:span><text:span text:style-name="T1">init4boot</text:span><text:span text:style-name="T3"> is faster, because</text:span></text:p>
          <text:list>
            <text:list-item>
              <text:p text:style-name="P25">everything that can be handled is handled at script creation time – and not during boot time.</text:p>
            </text:list-item>
            <text:list-item>
              <text:p text:style-name="P39"><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25">it's portable and the resulting initramfs can be used for mostly all systems.</text:p>
        </text:list-item>
        <text:list-item>
          <text:p text:style-name="P25">there is no data collected and used from the build-host system.</text:p>
        </text:list-item>
        <text:list-item>
          <text:p text:style-name="P25">all configuration is done with command line parameters and the dhcp rootpath parameter.</text:p>
        </text:list-item>
        <text:list-item>
          <text:p text:style-name="P25">iSCSI boot is supported.</text:p>
        </text:list-item>
        <text:list-item>
          <text:p text:style-name="P25">multipath is supported – also during boot time.</text:p>
        </text:list-item>
        <text:list-item>
          <text:p text:style-name="P25">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7" text:outline-level="1">Alternatives</text:h>
      <text:p text:style-name="P12">There are a couple of other tools and packages, that do similar things:</text:p>
      <text:list text:style-name="L3">
        <text:list-item>
          <text:p text:style-name="P26"><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26"><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26"><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1">boot type</text:span> specifies the main way to get the root device. <text:s/>This is typically one of:</text:p>
      <text:list text:style-name="L5">
        <text:list-item>
          <text:p text:style-name="P28"><text:span text:style-name="T11">local</text:span> for local disks</text:p>
        </text:list-item>
        <text:list-item>
          <text:p text:style-name="P28"><text:span text:style-name="T11">iscsi</text:span> for root devices using the iSCSI protocol</text:p>
        </text:list-item>
        <text:list-item>
          <text:p text:style-name="P28"><text:span text:style-name="T11">nfs</text:span> for NFS mounted root devices</text:p>
        </text:list-item>
      </text:list>
      <text:p text:style-name="Text_20_body">Note that this list might be extended.</text:p>
      <text:h text:style-name="Heading_20_2" text:outline-level="2">Boot variant</text:h>
      <text:p text:style-name="Text_20_body">The <text:span text:style-name="T11">boot variant</text:span> defines some minor aspect of the boot. <text:s/>Currently available boot variants are:</text:p>
      <text:list text:style-name="L6">
        <text:list-item>
          <text:p text:style-name="P29">network</text:p>
        </text:list-item>
        <text:list-item>
          <text:p text:style-name="P29">udev</text:p>
        </text:list-item>
        <text:list-item>
          <text:p text:style-name="P29"><text:soft-page-break/>multipath</text:p>
        </text:list-item>
      </text:list>
      <text:p text:style-name="Text_20_body">A boot variant itself is an aspect of the boot type.</text:p>
      <text:p text:style-name="Text_20_body">Example: iSCSI boot type can be done with or without <text:span text:style-name="T11">multipath</text:span> boot variant.</text:p>
      <text:p text:style-name="Text_20_body">Note that some boot variants might depend on others.</text:p>
      <text:p text:style-name="Text_20_body">Example: iSCSI boot type (automatically) depends on boot variant <text:span text:style-name="T11">network</text:span>.</text:p>
      <text:p text:style-name="P12"/>
      <text:h text:style-name="P17" text:outline-level="1">Requirements</text:h>
      <text:h text:style-name="P18"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8" text:outline-level="2">initramfs</text:h>
      <text:p text:style-name="P12">This chapter summarises the requirements for the initramfs that is created with the command line tool.</text:p>
      <text:list text:style-name="Req-Numbering" text:continue-numbering="true">
        <text:list-item>
          <text:p text:style-name="P19">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8" text:outline-level="2">init </text:h>
      <text:list text:style-name="Req-Numbering" text:continue-numbering="true">
        <text:list-item>
          <text:p text:style-name="P19">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19">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6" text:outline-level="3"><text:soft-page-break/>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Note: This stage typically holds things like <text:span text:style-name="T7">unset var</text:span> or <text:span text:style-name="T7">rm /tmp/somefile</text:span>.</text:p>
      <text:h text:style-name="Heading_20_4" text:outline-level="4"><text:soft-page-break/>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1">• Add a comment that the script is automatically generated and should not be changed.</text:p>
          <text:p text:style-name="P21">•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3">for x in $(cat /proc/cmdline); do </text:p>
      <text:p text:style-name="P22"><text:span text:style-name="T7"><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list text:style-name="Req-Numbering" text:continue-numbering="true">
        <text:list-item>
          <text:p text:style-name="Req-Name">Phase CommandLineVerbose</text:p>
          <text:p text:style-name="Req-Text">During this phase debug and verbose parameters <text:span text:style-name="T10">must</text:span> be evaluated and corresponding things must be set up.</text:p>
        </text:list-item>
      </text:list>
      <text:p text:style-name="Text_20_body">Note: This is generally only implemented in the Generic module, which handles the verbose and debug parameters.</text:p>
      <text:list text:style-name="Req-Numbering" text:continue-numbering="true">
        <text:list-item>
          <text:p text:style-name="Req-Name">Phase InitialSystemSetup</text:p>
          <text:p text:style-name="Req-Text">During this phase the needed system environment <text:span text:style-name="T10">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text:soft-page-break/>During this phase the command line parameters <text:span text:style-name="T10">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0">must</text:span> be done.</text:p>
        </text:list-item>
      </text:list>
      <text:p text:style-name="Text_20_body">Note: When a boot type or boot variant needs a special module, the loading must be done at this point.</text:p>
      <text:list text:style-name="Req-Numbering" text:continue-numbering="true">
        <text:list-item>
          <text:p text:style-name="Req-Name">Phase SetupLowLevelTransport</text:p>
          <text:p text:style-name="Req-Text">During this phase all the low level transport set up <text:span text:style-name="T10">must</text:span> be done.</text:p>
        </text:list-item>
      </text:list>
      <text:p text:style-name="Text_20_body">Note: Here the low-level set up means the physical devices (like FC device or network devices).</text:p>
      <text:list text:style-name="Req-Numbering" text:continue-numbering="true">
        <text:list-item>
          <text:p text:style-name="Req-Name">Phase SetupHighLevelTransport</text:p>
          <text:p text:style-name="Req-Text">During this phase all the high level transport set up <text:span text:style-name="T10">must</text:span> be done.</text:p>
        </text:list-item>
      </text:list>
      <text:p text:style-name="Text_20_body">Note: Here the high-level set up means the logical transport protocol set up, like logging in a SCSI target.</text:p>
      <text:list text:style-name="Req-Numbering" text:continue-numbering="true">
        <text:list-item>
          <text:p text:style-name="Req-Name">Phase SetupDiskDevices</text:p>
          <text:p text:style-name="Req-Text">During this phase all disk device set up <text:span text:style-name="T10">must</text:span> be done.</text:p>
        </text:list-item>
      </text:list>
      <text:p text:style-name="Text_20_body">Note: This means that at the end of this phase there must be a mountable root device available.</text:p>
      <text:list text:style-name="Req-Numbering" text:continue-numbering="true">
        <text:list-item>
          <text:p text:style-name="Req-Name">Phase MountRoot</text:p>
          <text:p text:style-name="Req-Text">During this phase the root disk device <text:span text:style-name="T10">must</text:span> be mounted under <text:span text:style-name="T12">/root</text:span>.</text:p>
        </text:list-item>
      </text:list>
      <text:p text:style-name="Text_20_body">Note: This is typically done with the a mount command from the Generic module.</text:p>
      <text:list text:style-name="Req-Numbering" text:continue-numbering="true">
        <text:list-item>
          <text:p text:style-name="Req-Name">Phase PrepareRootDir</text:p>
          <text:p text:style-name="Req-Text">During this phase the freshly mounted root directory <text:span text:style-name="T10">must</text:span> be adapted.</text:p>
        </text:list-item>
      </text:list>
      <text:p text:style-name="Text_20_body">Note: Typically some boot types and variants need some special set up of the root directory.</text:p>
      <text:list text:style-name="Req-Numbering" text:continue-numbering="true">
        <text:list-item>
          <text:p text:style-name="Req-Name">Phase CheckForInit</text:p>
          <text:p text:style-name="Req-Text">During this phase the correct init executable <text:span text:style-name="T10">must</text:span> be searched.</text:p>
        </text:list-item>
      </text:list>
      <text:p text:style-name="Text_20_body">Note: Typically this is <text:span text:style-name="T12">/(s)bin/init</text:span> or (when specified) <text:span text:style-name="T12">/bin/bash</text:span>.</text:p>
      <text:list text:style-name="Req-Numbering" text:continue-numbering="true">
        <text:list-item>
          <text:p text:style-name="Req-Name">Phase RunInit</text:p>
          <text:p text:style-name="Req-Text">During this phase the real init must be executed in the new root environment.</text:p>
        </text:list-item>
      </text:list>
      <text:p text:style-name="Text_20_body"><text:soft-page-break/>Note: This is normally done only by the Generic module.</text:p>
      <text:p text:style-name="Text_20_body">Note: Everything that is output in the post_output and cleanup phase is typically not executed – except, when the new init process cannot be executed or ends.</text:p>
      <text:h text:style-name="P16" text:outline-level="3">Modules</text:h>
      <text:p text:style-name="P12"/>
      <text:h text:style-name="Heading_20_3" text:outline-level="3">Dependencies</text:h>
      <text:p text:style-name="P12"/>
      <text:h text:style-name="Heading_20_3" text:outline-level="3">Boot types </text:h>
      <text:h text:style-name="Heading_20_4" text:outline-level="4">Generic</text:h>
      <text:h text:style-name="Heading_20_4" text:outline-level="4">Local</text:h>
      <text:h text:style-name="Heading_20_4" text:outline-level="4">NFS</text:h>
      <text:h text:style-name="Heading_20_4" text:outline-level="4">iSCSI</text:h>
      <text:h text:style-name="Heading_20_4" text:outline-level="4">Fibre Channel</text:h>
      <text:h text:style-name="Heading_20_3" text:outline-level="3">Boot variants</text:h>
      <text:h text:style-name="Heading_20_4" text:outline-level="4">udev </text:h>
      <text:h text:style-name="Heading_20_4" text:outline-level="4">multipath</text:h>
      <text:h text:style-name="Heading_20_4" text:outline-level="4">LVM</text:h>
      <text:h text:style-name="Heading_20_4" text:outline-level="4">network </text:h>
      <text:h text:style-name="Heading_20_5" text:outline-level="5">DHCP</text:h>
      <text:h text:style-name="Heading_20_5" text:outline-level="5">static</text:h>
      <text:p text:style-name="P12"/>
      <text:h text:style-name="Heading_20_3" text:outline-level="3">Command Line Parameters</text:h>
      <text:p text:style-name="P12"/>
      <text:h text:style-name="Heading_20_1" text:outline-level="1"><text:soft-page-break/>Design decisions</text:h>
      <text:h text:style-name="Heading_20_2" text:outline-level="2">Python</text:h>
      <text:p text:style-name="Text_20_body">Python was used to create the initramfs and init script, because it's simple, it's short, it's fast and it works.</text:p>
      <text:p text:style-name="Text_20_body"/>
      <text:h text:style-name="Heading_20_1" text:outline-level="1">Open Points</text:h>
      <text:list text:style-name="L4">
        <text:list-item>
          <text:p text:style-name="P27">Must a fsck done before a mount of the root device?</text:p>
        </text:list-item>
        <text:list-item>
          <text:p text:style-name="P27">How to pass long parameters / configuration things to the initramfs? <text:s/>This is needed e. g. for the multipath. <text:s/>Suggestion tftp.</text:p>
        </text:list-item>
      </text:list>
      <text:p text:style-name="Text_20_body"/>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0"><text:span text:style-name="Strong_20_Emphasis">RFC 2119</text:span>: <text:span text:style-name="Bib-Author">Bradner, S</text:span>, <text:span text:style-name="Bib-Title">Key words for use in RFCs to Indicate Requirement Levels</text:span>, 1997, http://www.ietf.org/rfc/rfc2119.txt</text:p>
          <text:p text:style-name="P20"><text:span text:style-name="Strong_20_Emphasis">iSCSI Boot post</text:span>: <text:span text:style-name="Bib-Author">Florath, Andreas</text:span>, <text:span text:style-name="Bib-Title">iSCSI Boot</text:span>, 2008, http://lists.debian.org/debian-kernel/2008/02/msg00719.html</text:p>
          <text:p text:style-name="P20"><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0"><text:span text:style-name="Strong_20_Emphasis">Debian initramfs-tools</text:span>: <text:span text:style-name="Bib-Author">unknown</text:span>, <text:span text:style-name="Bib-Title">initramfs-tools</text:span>, , http://packages.debian.org/source/sid/initramfs-tools</text:p>
          <text:p text:style-name="P20"><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13</text:page-number></text:span><text:span text:style-name="T3">/</text:span><text:span text:style-name="T3"><text:page-count>13</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5T16:55:39</dc:date>
    <meta:printed-by>Andreas Florath</meta:printed-by>
    <meta:print-date>2008-03-22T09:03:24</meta:print-date>
    <dc:language>en-GB</dc:language>
    <meta:editing-cycles>52</meta:editing-cycles>
    <meta:editing-duration>P1DT4H36M44S</meta:editing-duration>
    <meta:user-defined meta:name="Info 1"/>
    <meta:user-defined meta:name="Info 2"/>
    <meta:user-defined meta:name="Info 3"/>
    <meta:user-defined meta:name="Info 4"/>
    <meta:document-statistic meta:table-count="0" meta:image-count="0" meta:object-count="0" meta:page-count="13" meta:paragraph-count="265" meta:word-count="2289" meta:character-count="14295"/>
  </office:meta>
</office:document-meta>
</file>